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a9b" officeooo:paragraph-rsid="000a0a9b"/>
    </style:style>
    <style:style style:name="T1" style:family="text">
      <style:text-properties officeooo:rsid="000a0a9b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normal" fo:text-transform="none" style:text-position="0% 100%" style:text-underline-style="none" fo:font-weight="normal"/>
    </style:style>
    <style:style style:name="T4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5" style:family="text">
      <style:text-properties fo:font-variant="small-cap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ytyutyutyutyu</text:span><text:reference-mark-start text:name="ZOTERO_ITEM CSL_CITATION {&quot;citationID&quot;:&quot;4cKpJrmo&quot;,&quot;properties&quot;:{&quot;formattedCitation&quot;:&quot;(Latour, 2004)&quot;,&quot;plainCitation&quot;:&quot;(Latour, 2004)&quot;,&quot;noteIndex&quot;:0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22TJR7lrcU"/><text:span text:style-name="T1">(Latour, 2004)</text:span><text:reference-mark-end text:name="ZOTERO_ITEM CSL_CITATION {&quot;citationID&quot;:&quot;4cKpJrmo&quot;,&quot;properties&quot;:{&quot;formattedCitation&quot;:&quot;(Latour, 2004)&quot;,&quot;plainCitation&quot;:&quot;(Latour, 2004)&quot;,&quot;noteIndex&quot;:0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22TJR7lrcU"/></text:p>
      <text:p text:style-name="Standard"/>
      <text:p text:style-name="Standard"/>
      <text:p text:style-name="Standard"><text:span text:style-name="T1">uyutuituyturytuyt</text:span><text:reference-mark-start text:name="ZOTERO_ITEM CSL_CITATION {&quot;citationID&quot;:&quot;fNF2WTek&quot;,&quot;properties&quot;:{&quot;formattedCitation&quot;:&quot;({\\i{}ibid.})&quot;,&quot;plainCitation&quot;:&quot;(ibid.)&quot;,&quot;noteIndex&quot;:0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MAoz5lfv9O"/><text:span text:style-name="T3">(</text:span><text:span text:style-name="T4">ibid.</text:span><text:span text:style-name="T3">)</text:span><text:reference-mark-end text:name="ZOTERO_ITEM CSL_CITATION {&quot;citationID&quot;:&quot;fNF2WTek&quot;,&quot;properties&quot;:{&quot;formattedCitation&quot;:&quot;({\\i{}ibid.})&quot;,&quot;plainCitation&quot;:&quot;(ibid.)&quot;,&quot;noteIndex&quot;:0},&quot;citationItems&quot;:[{&quot;id&quot;:669,&quot;uris&quot;:[&quot;http://zotero.org/users/895735/items/VX788H69&quot;],&quot;itemData&quot;:{&quot;id&quot;:669,&quot;type&quot;:&quot;article-journal&quot;,&quot;container-title&quot;:&quot;Critical Inquiry&quot;,&quot;language&quot;:&quot;en&quot;,&quot;page&quot;:&quot;24&quot;,&quot;source&quot;:&quot;Zotero&quot;,&quot;title&quot;:&quot;Why Has Critique Run out of Steam? From Matters of Fact to Matters of Concern&quot;,&quot;author&quot;:[{&quot;family&quot;:&quot;Latour&quot;,&quot;given&quot;:&quot;Bruno&quot;}],&quot;issued&quot;:{&quot;date-parts&quot;:[[&quot;2004&quot;]]},&quot;citation-key&quot;:&quot;latourWhyHasCritique2004&quot;}}],&quot;schema&quot;:&quot;https://github.com/citation-style-language/schema/raw/master/csl-citation.json&quot;} RNDMAoz5lfv9O"/></text:p>
      <text:p text:style-name="Standard"/>
      <text:p text:style-name="Standard"><text:span text:style-name="T1">khuiyupiyiuyiu</text:span><text:reference-mark-start text:name="ZOTERO_ITEM CSL_CITATION {&quot;citationID&quot;:&quot;2UmkVRSa&quot;,&quot;properties&quot;:{&quot;formattedCitation&quot;:&quot;(Daviaud, 2019)&quot;,&quot;plainCitation&quot;:&quot;(Daviaud, 2019)&quot;,&quot;noteIndex&quot;:0},&quot;citationItems&quot;:[{&quot;id&quot;:14451,&quot;uris&quot;:[&quot;http://zotero.org/users/895735/items/V879NWJY&quot;],&quot;itemData&quot;:{&quot;id&quot;:14451,&quot;type&quot;:&quot;chapter&quot;,&quot;collection-title&quot;:&quot;Res publica&quot;,&quot;container-title&quot;:&quot;Émotions et expertises : Les modes de coordination des actions collectives&quot;,&quot;event-place&quot;:&quot;Rennes&quot;,&quot;ISBN&quot;:&quot;978-2-7535-6287-5&quot;,&quot;language&quot;:&quot;fr&quot;,&quot;license&quot;:&quot;https://www-openedition-org.passerelle.univ-rennes1.fr/12554&quot;,&quot;note&quot;:&quot;container-title: Émotions et expertises : Les modes de coordination des actions collectives\nDOI: 10.4000/books.pur.72972&quot;,&quot;page&quot;:&quot;95-114&quot;,&quot;publisher&quot;:&quot;Presses universitaires de Rennes&quot;,&quot;publisher-place&quot;:&quot;Rennes&quot;,&quot;source&quot;:&quot;OpenEdition Books&quot;,&quot;title&quot;:&quot;4. Judiciarisation et mobilisation des émotions : Le procès d’Alberto Fujimori au Pérou&quot;,&quot;title-short&quot;:&quot;4. Judiciarisation et mobilisation des émotions&quot;,&quot;URL&quot;:&quot;http://books.openedition.org/pur/72972&quot;,&quot;author&quot;:[{&quot;family&quot;:&quot;Daviaud&quot;,&quot;given&quot;:&quot;Sophie&quot;}],&quot;editor&quot;:[{&quot;family&quot;:&quot;Traïni&quot;,&quot;given&quot;:&quot;Christophe&quot;}],&quot;accessed&quot;:{&quot;date-parts&quot;:[[&quot;2023&quot;,8,27]]},&quot;issued&quot;:{&quot;date-parts&quot;:[[&quot;2019&quot;,5,28]]},&quot;citation-key&quot;:&quot;daviaudJudiciarisationMobilisationEmotions2019&quot;}}],&quot;schema&quot;:&quot;https://github.com/citation-style-language/schema/raw/master/csl-citation.json&quot;} RNDHea6LOdz81"/><text:span text:style-name="T1">(Daviaud, 2019)</text:span><text:reference-mark-end text:name="ZOTERO_ITEM CSL_CITATION {&quot;citationID&quot;:&quot;2UmkVRSa&quot;,&quot;properties&quot;:{&quot;formattedCitation&quot;:&quot;(Daviaud, 2019)&quot;,&quot;plainCitation&quot;:&quot;(Daviaud, 2019)&quot;,&quot;noteIndex&quot;:0},&quot;citationItems&quot;:[{&quot;id&quot;:14451,&quot;uris&quot;:[&quot;http://zotero.org/users/895735/items/V879NWJY&quot;],&quot;itemData&quot;:{&quot;id&quot;:14451,&quot;type&quot;:&quot;chapter&quot;,&quot;collection-title&quot;:&quot;Res publica&quot;,&quot;container-title&quot;:&quot;Émotions et expertises : Les modes de coordination des actions collectives&quot;,&quot;event-place&quot;:&quot;Rennes&quot;,&quot;ISBN&quot;:&quot;978-2-7535-6287-5&quot;,&quot;language&quot;:&quot;fr&quot;,&quot;license&quot;:&quot;https://www-openedition-org.passerelle.univ-rennes1.fr/12554&quot;,&quot;note&quot;:&quot;container-title: Émotions et expertises : Les modes de coordination des actions collectives\nDOI: 10.4000/books.pur.72972&quot;,&quot;page&quot;:&quot;95-114&quot;,&quot;publisher&quot;:&quot;Presses universitaires de Rennes&quot;,&quot;publisher-place&quot;:&quot;Rennes&quot;,&quot;source&quot;:&quot;OpenEdition Books&quot;,&quot;title&quot;:&quot;4. Judiciarisation et mobilisation des émotions : Le procès d’Alberto Fujimori au Pérou&quot;,&quot;title-short&quot;:&quot;4. Judiciarisation et mobilisation des émotions&quot;,&quot;URL&quot;:&quot;http://books.openedition.org/pur/72972&quot;,&quot;author&quot;:[{&quot;family&quot;:&quot;Daviaud&quot;,&quot;given&quot;:&quot;Sophie&quot;}],&quot;editor&quot;:[{&quot;family&quot;:&quot;Traïni&quot;,&quot;given&quot;:&quot;Christophe&quot;}],&quot;accessed&quot;:{&quot;date-parts&quot;:[[&quot;2023&quot;,8,27]]},&quot;issued&quot;:{&quot;date-parts&quot;:[[&quot;2019&quot;,5,28]]},&quot;citation-key&quot;:&quot;daviaudJudiciarisationMobilisationEmotions2019&quot;}}],&quot;schema&quot;:&quot;https://github.com/citation-style-language/schema/raw/master/csl-citation.json&quot;} RNDHea6LOdz81"/></text:p>
      <text:p text:style-name="Standard"/>
      <text:p text:style-name="Standard"/>
      <text:p text:style-name="Standard"/>
      <text:p text:style-name="P1">biblio</text:p>
      <text:p text:style-name="P1"/>
      <text:section text:style-name="Sect1" text:name="ZOTERO_BIBL {&quot;uncited&quot;:[],&quot;omitted&quot;:[],&quot;custom&quot;:[]} CSL_BIBLIOGRAPHY RNDNHsnLFXOyf">
        <text:p text:style-name="Bibliography_20_1"><text:span text:style-name="T5">Daviaud</text:span>, Sophie, « 4. Judiciarisation et mobilisation des émotions : Le procès d’Alberto Fujimori au Pérou », <text:span text:style-name="T2">in</text:span> Christophe <text:span text:style-name="T5">Traïni</text:span> (dir.), <text:span text:style-name="T2">Émotions et expertises : Les modes de coordination des actions collectives</text:span>, Rennes, Presses universitaires de Rennes, coll. « Res publica », 2019, p. 95‑114, [https//doi.org/10.4000/books.pur.72972].</text:p>
        <text:p text:style-name="Bibliography_20_1"><text:span text:style-name="T5">Latour</text:span>, Bruno, « Why Has Critique Run out of Steam? From Matters of Fact to Matters of Concern », <text:span text:style-name="T2">Critical Inquiry</text:span>, , 2004, p. 24.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style:contextual-spacing="false" style:line-height-at-least="0.423cm" fo:text-indent="0cm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12:22:26.044000000</meta:creation-date>
    <dc:date>2023-09-26T12:25:25.763000000</dc:date>
    <meta:editing-duration>PT3M</meta:editing-duration>
    <meta:editing-cycles>1</meta:editing-cycles>
    <meta:document-statistic meta:table-count="0" meta:image-count="0" meta:object-count="0" meta:page-count="1" meta:paragraph-count="6" meta:word-count="77" meta:character-count="555" meta:non-whitespace-character-count="484"/>
    <meta:generator>LibreOffice/7.3.7.2$Windows_X86_64 LibreOffice_project/e114eadc50a9ff8d8c8a0567d6da8f454beeb84f</meta:generator>
    <meta:user-defined meta:name="ZOTERO_PREF_1">&lt;data data-version="3" zotero-version="6.0.27"&gt;&lt;session id="zMrcUhJs"/&gt;&lt;style id="http://www.zotero.org/styles/presses-universitaires-de-rennes" hasBibliography="1" bibliographyStyleHasBeenSet="1"/&gt;&lt;prefs&gt;&lt;pref name="fieldType" value="ReferenceMark"/&gt;&lt;/pr</meta:user-defined>
    <meta:user-defined meta:name="ZOTERO_PREF_2">efs&gt;&lt;/data&gt;</meta:user-defined>
  </office:meta>
</office:document-meta>
</file>